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5in" table:align="margins" style:writing-mode="lr-tb"/>
    </style:style>
    <style:style style:name="Table2.A" style:family="table-column">
      <style:table-column-properties style:column-width="0.875in" style:rel-column-width="8822*"/>
    </style:style>
    <style:style style:name="Table2.B" style:family="table-column">
      <style:table-column-properties style:column-width="5.625in" style:rel-column-width="56713*"/>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writing-mode="lr-tb"/>
    </style:style>
    <style:style style:name="Table8.A" style:family="table-column">
      <style:table-column-properties style:column-width="0.6875in" style:rel-column-width="6931*"/>
    </style:style>
    <style:style style:name="Table8.B" style:family="table-column">
      <style:table-column-properties style:column-width="1.1875in" style:rel-column-width="11972*"/>
    </style:style>
    <style:style style:name="Table8.C" style:family="table-column">
      <style:table-column-properties style:column-width="4.625in" style:rel-column-width="46632*"/>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style:writing-mode="lr-tb"/>
    </style:style>
    <style:style style:name="Table1.A" style:family="table-column">
      <style:table-column-properties style:column-width="1.125in" style:rel-column-width="11342*"/>
    </style:style>
    <style:style style:name="Table1.B" style:family="table-column">
      <style:table-column-properties style:column-width="5.375in" style:rel-column-width="5419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writing-mode="lr-tb"/>
    </style:style>
    <style:style style:name="Table5.A" style:family="table-column">
      <style:table-column-properties style:column-width="1.125in" style:rel-column-width="11342*"/>
    </style:style>
    <style:style style:name="Table5.B" style:family="table-column">
      <style:table-column-properties style:column-width="5.375in" style:rel-column-width="54193*"/>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writing-mode="lr-tb"/>
    </style:style>
    <style:style style:name="Table3.A" style:family="table-column">
      <style:table-column-properties style:column-width="1.125in" style:rel-column-width="11342*"/>
    </style:style>
    <style:style style:name="Table3.B" style:family="table-column">
      <style:table-column-properties style:column-width="5.375in" style:rel-column-width="54193*"/>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writing-mode="lr-tb"/>
    </style:style>
    <style:style style:name="Table9.A" style:family="table-column">
      <style:table-column-properties style:column-width="1.125in" style:rel-column-width="11342*"/>
    </style:style>
    <style:style style:name="Table9.B" style:family="table-column">
      <style:table-column-properties style:column-width="5.375in" style:rel-column-width="54193*"/>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writing-mode="lr-tb"/>
    </style:style>
    <style:style style:name="Table6.A" style:family="table-column">
      <style:table-column-properties style:column-width="1.125in" style:rel-column-width="11342*"/>
    </style:style>
    <style:style style:name="Table6.B" style:family="table-column">
      <style:table-column-properties style:column-width="5.375in" style:rel-column-width="54193*"/>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writing-mode="lr-tb"/>
    </style:style>
    <style:style style:name="Table7.A" style:family="table-column">
      <style:table-column-properties style:column-width="1.125in" style:rel-column-width="11342*"/>
    </style:style>
    <style:style style:name="Table7.B" style:family="table-column">
      <style:table-column-properties style:column-width="5.375in" style:rel-column-width="54193*"/>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writing-mode="lr-tb"/>
    </style:style>
    <style:style style:name="Table4.A" style:family="table-column">
      <style:table-column-properties style:column-width="0.875in" style:rel-column-width="8822*"/>
    </style:style>
    <style:style style:name="Table4.B" style:family="table-column">
      <style:table-column-properties style:column-width="0.75in" style:rel-column-width="7561*"/>
    </style:style>
    <style:style style:name="Table4.D" style:family="table-column">
      <style:table-column-properties style:column-width="4.125in" style:rel-column-width="41591*"/>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15%" style:writing-mode="lr-tb"/>
    </style:style>
    <style:style style:name="P2" style:family="paragraph" style:parent-style-name="Standard">
      <style:paragraph-properties fo:line-height="115%" style:writing-mode="lr-tb"/>
      <style:text-properties style:font-name="Arial"/>
    </style:style>
    <style:style style:name="P3" style:family="paragraph" style:parent-style-name="Standard">
      <style:paragraph-properties fo:line-height="115%" style:writing-mode="lr-tb"/>
      <style:text-properties style:font-name="Arial" officeooo:rsid="003eacbd" officeooo:paragraph-rsid="003eacbd"/>
    </style:style>
    <style:style style:name="P4" style:family="paragraph" style:parent-style-name="Standard">
      <style:paragraph-properties fo:line-height="115%" fo:break-before="auto" fo:break-after="auto" style:writing-mode="lr-tb"/>
      <style:text-properties style:font-name="Arial"/>
    </style:style>
    <style:style style:name="P5" style:family="paragraph" style:parent-style-name="Contents_20_Heading">
      <style:paragraph-properties fo:break-before="auto" fo:break-after="auto"/>
    </style:style>
    <style:style style:name="P6" style:family="paragraph" style:parent-style-name="Text_20_body">
      <style:text-properties style:font-name="Arial"/>
    </style:style>
    <style:style style:name="P7" style:family="paragraph" style:parent-style-name="Text_20_body">
      <style:text-properties style:font-name="Arial" officeooo:rsid="001fb9cf" officeooo:paragraph-rsid="001fb9cf"/>
    </style:style>
    <style:style style:name="P8" style:family="paragraph" style:parent-style-name="Text_20_body">
      <style:text-properties style:font-name="Arial" officeooo:rsid="0020316d" officeooo:paragraph-rsid="0020316d"/>
    </style:style>
    <style:style style:name="P9" style:family="paragraph" style:parent-style-name="Text_20_body">
      <style:text-properties style:font-name="Arial" officeooo:rsid="002112e2" officeooo:paragraph-rsid="002112e2"/>
    </style:style>
    <style:style style:name="P10" style:family="paragraph" style:parent-style-name="Text_20_body">
      <style:text-properties style:font-name="Arial" officeooo:rsid="00244d73" officeooo:paragraph-rsid="00244d73"/>
    </style:style>
    <style:style style:name="P11" style:family="paragraph" style:parent-style-name="Text_20_body">
      <style:text-properties officeooo:rsid="00291618" officeooo:paragraph-rsid="00291618"/>
    </style:style>
    <style:style style:name="P12" style:family="paragraph" style:parent-style-name="Text_20_body">
      <style:text-properties officeooo:rsid="002a6775" officeooo:paragraph-rsid="002a6775"/>
    </style:style>
    <style:style style:name="P13" style:family="paragraph" style:parent-style-name="Text_20_body">
      <style:text-properties officeooo:rsid="002c6019" officeooo:paragraph-rsid="002c6019"/>
    </style:style>
    <style:style style:name="P14" style:family="paragraph" style:parent-style-name="Text_20_body">
      <style:text-properties officeooo:rsid="002e1b52" officeooo:paragraph-rsid="002e1b52"/>
    </style:style>
    <style:style style:name="P15" style:family="paragraph" style:parent-style-name="Text_20_body">
      <style:text-properties officeooo:rsid="0030d3d7" officeooo:paragraph-rsid="0030d3d7"/>
    </style:style>
    <style:style style:name="P16" style:family="paragraph" style:parent-style-name="Text_20_body">
      <style:text-properties officeooo:rsid="0031f62f" officeooo:paragraph-rsid="0031f62f"/>
    </style:style>
    <style:style style:name="P17" style:family="paragraph" style:parent-style-name="Text_20_body">
      <style:text-properties officeooo:rsid="00329431" officeooo:paragraph-rsid="00329431"/>
    </style:style>
    <style:style style:name="P18" style:family="paragraph" style:parent-style-name="Text_20_body">
      <style:text-properties officeooo:rsid="00339120" officeooo:paragraph-rsid="00339120"/>
    </style:style>
    <style:style style:name="P19" style:family="paragraph" style:parent-style-name="Text_20_body">
      <style:text-properties officeooo:rsid="0034a4dd" officeooo:paragraph-rsid="0034a4dd"/>
    </style:style>
    <style:style style:name="P20" style:family="paragraph" style:parent-style-name="Text_20_body">
      <style:text-properties officeooo:rsid="0035b087" officeooo:paragraph-rsid="0035b087"/>
    </style:style>
    <style:style style:name="P21" style:family="paragraph" style:parent-style-name="Text_20_body">
      <style:text-properties officeooo:rsid="00379128" officeooo:paragraph-rsid="00379128"/>
    </style:style>
    <style:style style:name="P22" style:family="paragraph" style:parent-style-name="Text_20_body">
      <style:text-properties officeooo:rsid="00394998" officeooo:paragraph-rsid="00394998"/>
    </style:style>
    <style:style style:name="P23" style:family="paragraph" style:parent-style-name="Text_20_body">
      <style:text-properties officeooo:rsid="003ba46d" officeooo:paragraph-rsid="003ba46d"/>
    </style:style>
    <style:style style:name="P24" style:family="paragraph" style:parent-style-name="Text_20_body">
      <style:text-properties officeooo:rsid="003c42e9" officeooo:paragraph-rsid="003c42e9"/>
    </style:style>
    <style:style style:name="P25" style:family="paragraph" style:parent-style-name="Text_20_body">
      <style:text-properties officeooo:rsid="003cae9e" officeooo:paragraph-rsid="003cae9e"/>
    </style:style>
    <style:style style:name="P26" style:family="paragraph" style:parent-style-name="Text_20_body">
      <style:text-properties officeooo:rsid="0043d844" officeooo:paragraph-rsid="0043d844"/>
    </style:style>
    <style:style style:name="P27" style:family="paragraph" style:parent-style-name="Text_20_body">
      <style:text-properties officeooo:rsid="00464574" officeooo:paragraph-rsid="00464574"/>
    </style:style>
    <style:style style:name="P28" style:family="paragraph" style:parent-style-name="Text_20_body">
      <style:text-properties officeooo:rsid="004798ac" officeooo:paragraph-rsid="004798ac"/>
    </style:style>
    <style:style style:name="P29" style:family="paragraph" style:parent-style-name="Text_20_body">
      <style:text-properties officeooo:rsid="004ab6f0" officeooo:paragraph-rsid="004ab6f0"/>
    </style:style>
    <style:style style:name="P30" style:family="paragraph" style:parent-style-name="Text_20_body">
      <style:text-properties officeooo:rsid="004b47ff" officeooo:paragraph-rsid="004b47ff"/>
    </style:style>
    <style:style style:name="P31" style:family="paragraph" style:parent-style-name="Text_20_body">
      <style:paragraph-properties fo:margin-left="0in" fo:margin-right="0in" fo:text-indent="0in" style:auto-text-indent="false"/>
      <style:text-properties style:font-name="Arial" officeooo:rsid="002112e2" officeooo:paragraph-rsid="002112e2"/>
    </style:style>
    <style:style style:name="P32" style:family="paragraph" style:parent-style-name="Quotations">
      <style:text-properties style:font-name="Courier"/>
    </style:style>
    <style:style style:name="P33" style:family="paragraph" style:parent-style-name="Quotations">
      <style:text-properties style:font-name="Courier" officeooo:rsid="002e1b52" officeooo:paragraph-rsid="002e1b52"/>
    </style:style>
    <style:style style:name="P34" style:family="paragraph" style:parent-style-name="Quotations">
      <style:text-properties style:font-name="Courier" officeooo:rsid="0034a4dd" officeooo:paragraph-rsid="0034a4dd"/>
    </style:style>
    <style:style style:name="P35" style:family="paragraph" style:parent-style-name="Quotations">
      <style:text-properties style:font-name="Courier" officeooo:rsid="0035b087" officeooo:paragraph-rsid="0035b087"/>
    </style:style>
    <style:style style:name="P36" style:family="paragraph" style:parent-style-name="Quotations">
      <style:text-properties style:font-name="Courier" officeooo:rsid="00379128" officeooo:paragraph-rsid="00379128"/>
    </style:style>
    <style:style style:name="P37" style:family="paragraph" style:parent-style-name="Quotations">
      <style:text-properties style:font-name="Courier" officeooo:rsid="003c42e9" officeooo:paragraph-rsid="003c42e9"/>
    </style:style>
    <style:style style:name="P38" style:family="paragraph" style:parent-style-name="Quotations">
      <style:paragraph-properties fo:margin-left="0.5in" fo:margin-right="0.3937in" fo:text-indent="0in" style:auto-text-indent="false"/>
      <style:text-properties style:font-name="Arial" officeooo:rsid="002112e2" officeooo:paragraph-rsid="002112e2"/>
    </style:style>
    <style:style style:name="P39" style:family="paragraph" style:parent-style-name="Contents_20_2">
      <style:paragraph-properties>
        <style:tab-stops>
          <style:tab-stop style:position="6.3035in" style:type="right" style:leader-style="dotted" style:leader-text="."/>
        </style:tab-stops>
      </style:paragraph-properties>
    </style:style>
    <style:style style:name="P40" style:family="paragraph" style:parent-style-name="Contents_20_1">
      <style:paragraph-properties>
        <style:tab-stops>
          <style:tab-stop style:position="6.5in" style:type="right" style:leader-style="dotted" style:leader-text="."/>
        </style:tab-stops>
      </style:paragraph-properties>
    </style:style>
    <style:style style:name="P41" style:family="paragraph" style:parent-style-name="Table_20_Heading">
      <style:text-properties officeooo:rsid="0043d844" officeooo:paragraph-rsid="0043d844"/>
    </style:style>
    <style:style style:name="P42" style:family="paragraph" style:parent-style-name="Table_20_Heading">
      <style:text-properties officeooo:rsid="0043d844" officeooo:paragraph-rsid="0044042e"/>
    </style:style>
    <style:style style:name="P43" style:family="paragraph" style:parent-style-name="Table_20_Heading">
      <style:text-properties officeooo:rsid="0043d844" officeooo:paragraph-rsid="004ab6f0"/>
    </style:style>
    <style:style style:name="P44" style:family="paragraph" style:parent-style-name="Table_20_Heading">
      <style:text-properties officeooo:rsid="004798ac" officeooo:paragraph-rsid="004798ac"/>
    </style:style>
    <style:style style:name="P45" style:family="paragraph" style:parent-style-name="Table_20_Heading">
      <style:paragraph-properties fo:text-align="center" style:justify-single-word="false"/>
      <style:text-properties officeooo:rsid="004798ac" officeooo:paragraph-rsid="004798ac"/>
    </style:style>
    <style:style style:name="P46" style:family="paragraph" style:parent-style-name="Table_20_Heading">
      <style:text-properties officeooo:rsid="004fbdd1" officeooo:paragraph-rsid="004fbdd1"/>
    </style:style>
    <style:style style:name="P47" style:family="paragraph" style:parent-style-name="Contents_20_3">
      <style:paragraph-properties>
        <style:tab-stops>
          <style:tab-stop style:position="6.1071in" style:type="right" style:leader-style="dotted" style:leader-text="."/>
        </style:tab-stops>
      </style:paragraph-properties>
    </style:style>
    <style:style style:name="P48" style:family="paragraph" style:parent-style-name="Table_20_Contents">
      <style:text-properties officeooo:rsid="0043d844" officeooo:paragraph-rsid="0043d844"/>
    </style:style>
    <style:style style:name="P49" style:family="paragraph" style:parent-style-name="Table_20_Contents">
      <style:text-properties officeooo:rsid="0043d844" officeooo:paragraph-rsid="0044042e"/>
    </style:style>
    <style:style style:name="P50" style:family="paragraph" style:parent-style-name="Table_20_Contents">
      <style:text-properties officeooo:rsid="0043d844" officeooo:paragraph-rsid="004ab6f0"/>
    </style:style>
    <style:style style:name="P51" style:family="paragraph" style:parent-style-name="Table_20_Contents">
      <style:text-properties officeooo:paragraph-rsid="0043d844"/>
    </style:style>
    <style:style style:name="P52" style:family="paragraph" style:parent-style-name="Table_20_Contents">
      <style:text-properties officeooo:rsid="0044042e" officeooo:paragraph-rsid="0044042e"/>
    </style:style>
    <style:style style:name="P53" style:family="paragraph" style:parent-style-name="Table_20_Contents">
      <style:text-properties officeooo:rsid="0044042e" officeooo:paragraph-rsid="004ab6f0"/>
    </style:style>
    <style:style style:name="P54" style:family="paragraph" style:parent-style-name="Table_20_Contents">
      <style:text-properties officeooo:rsid="004798ac" officeooo:paragraph-rsid="004798ac"/>
    </style:style>
    <style:style style:name="P55" style:family="paragraph" style:parent-style-name="Table_20_Contents">
      <style:paragraph-properties fo:text-align="center" style:justify-single-word="false"/>
      <style:text-properties officeooo:rsid="004798ac" officeooo:paragraph-rsid="004798ac"/>
    </style:style>
    <style:style style:name="P56" style:family="paragraph" style:parent-style-name="Table_20_Contents">
      <style:text-properties officeooo:rsid="00482567" officeooo:paragraph-rsid="00482567"/>
    </style:style>
    <style:style style:name="P57" style:family="paragraph" style:parent-style-name="Table_20_Contents">
      <style:text-properties officeooo:rsid="00482567" officeooo:paragraph-rsid="004ab6f0"/>
    </style:style>
    <style:style style:name="P58" style:family="paragraph" style:parent-style-name="Table_20_Contents">
      <style:text-properties officeooo:rsid="004923a5" officeooo:paragraph-rsid="004923a5"/>
    </style:style>
    <style:style style:name="P59" style:family="paragraph" style:parent-style-name="Table_20_Contents">
      <style:text-properties officeooo:rsid="004ab6f0" officeooo:paragraph-rsid="004ab6f0"/>
    </style:style>
    <style:style style:name="P60" style:family="paragraph" style:parent-style-name="Table_20_Contents">
      <style:text-properties officeooo:rsid="004b47ff" officeooo:paragraph-rsid="004b47ff"/>
    </style:style>
    <style:style style:name="P61" style:family="paragraph" style:parent-style-name="Table_20_Contents">
      <style:text-properties officeooo:rsid="004f2623" officeooo:paragraph-rsid="004f2623"/>
    </style:style>
    <style:style style:name="P62" style:family="paragraph" style:parent-style-name="Table_20_Contents">
      <style:text-properties officeooo:rsid="004fbdd1" officeooo:paragraph-rsid="004fbdd1"/>
    </style:style>
    <style:style style:name="P63" style:family="paragraph" style:parent-style-name="Heading_20_1">
      <style:text-properties officeooo:rsid="001e21e5" officeooo:paragraph-rsid="001e21e5"/>
    </style:style>
    <style:style style:name="P64" style:family="paragraph" style:parent-style-name="Heading_20_1">
      <style:text-properties officeooo:paragraph-rsid="001e21e5"/>
    </style:style>
    <style:style style:name="P65" style:family="paragraph" style:parent-style-name="Heading_20_1">
      <style:text-properties officeooo:rsid="00244d73" officeooo:paragraph-rsid="00244d73"/>
    </style:style>
    <style:style style:name="P66" style:family="paragraph" style:parent-style-name="Heading_20_1">
      <style:text-properties officeooo:rsid="001e88aa" officeooo:paragraph-rsid="001e88aa"/>
    </style:style>
    <style:style style:name="P67" style:family="paragraph" style:parent-style-name="Title" style:master-page-name="Standard">
      <style:paragraph-properties fo:line-height="115%" style:page-number="auto" fo:break-before="auto" fo:break-after="auto" style:writing-mode="lr-tb"/>
    </style:style>
    <style:style style:name="P68" style:family="paragraph" style:parent-style-name="Heading_20_2">
      <style:text-properties style:font-name="Arial"/>
    </style:style>
    <style:style style:name="P69" style:family="paragraph" style:parent-style-name="Heading_20_2">
      <style:text-properties officeooo:rsid="00244d73" officeooo:paragraph-rsid="00244d73"/>
    </style:style>
    <style:style style:name="P70" style:family="paragraph" style:parent-style-name="Heading_20_2">
      <style:text-properties officeooo:rsid="00422bbd" officeooo:paragraph-rsid="0043d844"/>
    </style:style>
    <style:style style:name="P71" style:family="paragraph" style:parent-style-name="Heading_20_2">
      <style:text-properties officeooo:paragraph-rsid="0044042e"/>
    </style:style>
    <style:style style:name="P72" style:family="paragraph" style:parent-style-name="Heading_20_2">
      <style:text-properties officeooo:paragraph-rsid="004ab6f0"/>
    </style:style>
    <style:style style:name="P73" style:family="paragraph" style:parent-style-name="Text_20_body" style:list-style-name="L1">
      <style:text-properties style:font-name="Arial" officeooo:rsid="002112e2" officeooo:paragraph-rsid="002112e2"/>
    </style:style>
    <style:style style:name="P74" style:family="paragraph" style:parent-style-name="Text_20_body" style:list-style-name="L1">
      <style:text-properties style:font-name="Arial" officeooo:rsid="002112e2" officeooo:paragraph-rsid="003eacbd"/>
    </style:style>
    <style:style style:name="P75" style:family="paragraph" style:parent-style-name="Text_20_body" style:list-style-name="L1">
      <style:text-properties officeooo:rsid="002112e2" officeooo:paragraph-rsid="0022b47e"/>
    </style:style>
    <style:style style:name="P76" style:family="paragraph" style:parent-style-name="Heading_20_3">
      <style:text-properties officeooo:rsid="00300f59" officeooo:paragraph-rsid="00300f59"/>
    </style:style>
    <style:style style:name="P77" style:family="paragraph" style:parent-style-name="Heading_20_3">
      <style:text-properties officeooo:paragraph-rsid="0044042e"/>
    </style:style>
    <style:style style:name="P78" style:family="paragraph" style:parent-style-name="Heading_20_3">
      <style:text-properties officeooo:paragraph-rsid="004ab6f0"/>
    </style:style>
    <style:style style:name="P79" style:family="paragraph" style:parent-style-name="Quotations" style:list-style-name="L1">
      <style:text-properties style:font-name="Arial" officeooo:rsid="002112e2" officeooo:paragraph-rsid="002112e2"/>
    </style:style>
    <style:style style:name="P80" style:family="paragraph" style:parent-style-name="Table_20_Contents">
      <style:text-properties officeooo:rsid="00515d35" officeooo:paragraph-rsid="00515d35"/>
    </style:style>
    <style:style style:name="P81" style:family="paragraph" style:parent-style-name="Table_20_Contents">
      <style:text-properties officeooo:rsid="0051b420" officeooo:paragraph-rsid="0051b420"/>
    </style:style>
    <style:style style:name="T1" style:family="text">
      <style:text-properties officeooo:rsid="0020316d"/>
    </style:style>
    <style:style style:name="T2" style:family="text">
      <style:text-properties officeooo:rsid="0022b47e"/>
    </style:style>
    <style:style style:name="T3" style:family="text">
      <style:text-properties officeooo:rsid="0025654c"/>
    </style:style>
    <style:style style:name="T4" style:family="text">
      <style:text-properties officeooo:rsid="0027230f"/>
    </style:style>
    <style:style style:name="T5" style:family="text">
      <style:text-properties officeooo:rsid="002873b8"/>
    </style:style>
    <style:style style:name="T6" style:family="text">
      <style:text-properties officeooo:rsid="002b1d18"/>
    </style:style>
    <style:style style:name="T7" style:family="text">
      <style:text-properties officeooo:rsid="002d143c"/>
    </style:style>
    <style:style style:name="T8" style:family="text">
      <style:text-properties officeooo:rsid="00300f59"/>
    </style:style>
    <style:style style:name="T9" style:family="text">
      <style:text-properties style:font-name="Courier"/>
    </style:style>
    <style:style style:name="T10" style:family="text">
      <style:text-properties style:font-name="Courier" officeooo:rsid="00300f59"/>
    </style:style>
    <style:style style:name="T11" style:family="text">
      <style:text-properties style:font-name="Courier" officeooo:rsid="0031f62f"/>
    </style:style>
    <style:style style:name="T12" style:family="text">
      <style:text-properties style:font-name="Courier" officeooo:rsid="00339120"/>
    </style:style>
    <style:style style:name="T13" style:family="text">
      <style:text-properties officeooo:rsid="0031f62f"/>
    </style:style>
    <style:style style:name="T14" style:family="text">
      <style:text-properties officeooo:rsid="00324e29"/>
    </style:style>
    <style:style style:name="T15" style:family="text">
      <style:text-properties officeooo:rsid="00379128"/>
    </style:style>
    <style:style style:name="T16" style:family="text">
      <style:text-properties officeooo:rsid="0039f1ed"/>
    </style:style>
    <style:style style:name="T17" style:family="text">
      <style:text-properties officeooo:rsid="003c42e9"/>
    </style:style>
    <style:style style:name="T18" style:family="text">
      <style:text-properties officeooo:rsid="003cae9e"/>
    </style:style>
    <style:style style:name="T19" style:family="text">
      <style:text-properties style:font-name="Arial"/>
    </style:style>
    <style:style style:name="T20" style:family="text">
      <style:text-properties style:font-name="Arial" officeooo:rsid="0022b47e"/>
    </style:style>
    <style:style style:name="T21" style:family="text">
      <style:text-properties style:font-name="Arial" officeooo:rsid="00244d73"/>
    </style:style>
    <style:style style:name="T22" style:family="text">
      <style:text-properties officeooo:rsid="003fbb1e"/>
    </style:style>
    <style:style style:name="T23" style:family="text">
      <style:text-properties officeooo:rsid="0041f12d"/>
    </style:style>
    <style:style style:name="T24" style:family="text">
      <style:text-properties officeooo:rsid="0043d844"/>
    </style:style>
    <style:style style:name="T25" style:family="text">
      <style:text-properties officeooo:rsid="0044042e"/>
    </style:style>
    <style:style style:name="T26" style:family="text">
      <style:text-properties officeooo:rsid="004ab6f0"/>
    </style:style>
    <style:style style:name="T27" style:family="text">
      <style:text-properties officeooo:rsid="004d3ce9"/>
    </style:style>
    <style:style style:name="T28" style:family="text">
      <style:text-properties officeooo:rsid="004f2623"/>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ext:bookmark text:name="h.mfol7o4k342s"/>Wolf Creek Debug Utility (wcdu) </text:p>
      <text:p text:style-name="Subtitle">version 0.1</text:p>
      <text:p text:style-name="P4">The purpose of this utility is to allow easy access to information about and some control of a Wolf Creek enclosure. <text:s/>This utility can be used either in command-line mode or text-menu mode. <text:s/>It can automatically discover candidate interfaces (SAS and serial) and probe them for their capabilities. <text:s/>The printouts of SES pages can optionally include byte offsets. </text:p>
      <text:p text:style-name="P2"/>
      <text:p text:style-name="P3">This document describes how to install and use wcdu version 0.1.1.</text:p>
      <text:p text:style-name="P1"/>
      <text:table-of-content text:style-name="Sect1" text:protected="true" text:name="Table of Contents1">
        <text:table-of-content-source text:outline-level="3">
          <text:index-title-template text:style-name="Contents_20_Heading">Table of Contents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Table of Contents<text:line-break/><text:tab/> <text:s/></text:p>
          </text:index-title>
          <text:p text:style-name="P40"><text:a xlink:type="simple" xlink:href="#__RefHeading__528_1850586845" text:style-name="Index_20_Link" text:visited-style-name="Index_20_Link">1 Install<text:tab/>2</text:a></text:p>
          <text:p text:style-name="P39"><text:a xlink:type="simple" xlink:href="#__RefHeading__530_1850586845" text:style-name="Index_20_Link" text:visited-style-name="Index_20_Link">1.1 Standalone System<text:tab/>2</text:a></text:p>
          <text:p text:style-name="P39"><text:a xlink:type="simple" xlink:href="#__RefHeading__532_1850586845" text:style-name="Index_20_Link" text:visited-style-name="Index_20_Link">1.2 Adding a Package<text:tab/>2</text:a></text:p>
          <text:p text:style-name="P40"><text:a xlink:type="simple" xlink:href="#__RefHeading__534_1850586845" text:style-name="Index_20_Link" text:visited-style-name="Index_20_Link">2 Start<text:tab/>3</text:a></text:p>
          <text:p text:style-name="P39"><text:a xlink:type="simple" xlink:href="#__RefHeading__20380_1850586845" text:style-name="Index_20_Link" text:visited-style-name="Index_20_Link">2.1 Examples<text:tab/>3</text:a></text:p>
          <text:p text:style-name="P39"><text:a xlink:type="simple" xlink:href="#__RefHeading__20382_1850586845" text:style-name="Index_20_Link" text:visited-style-name="Index_20_Link">2.2 Command-line Options<text:tab/>4</text:a></text:p>
          <text:p text:style-name="P47"><text:a xlink:type="simple" xlink:href="#__RefHeading__20384_1850586845" text:style-name="Index_20_Link" text:visited-style-name="Index_20_Link">2.2.1 General<text:tab/>4</text:a></text:p>
          <text:p text:style-name="P47"><text:a xlink:type="simple" xlink:href="#__RefHeading__20386_1850586845" text:style-name="Index_20_Link" text:visited-style-name="Index_20_Link">2.2.2 Interface<text:tab/>4</text:a></text:p>
          <text:p text:style-name="P47"><text:a xlink:type="simple" xlink:href="#__RefHeading__20388_1850586845" text:style-name="Index_20_Link" text:visited-style-name="Index_20_Link">2.2.3 Configuration<text:tab/>4</text:a></text:p>
          <text:p text:style-name="P40"><text:a xlink:type="simple" xlink:href="#__RefHeading__644_1850586845" text:style-name="Index_20_Link" text:visited-style-name="Index_20_Link">3 Use<text:tab/>4</text:a></text:p>
          <text:p text:style-name="P39"><text:a xlink:type="simple" xlink:href="#__RefHeading__536_1850586845" text:style-name="Index_20_Link" text:visited-style-name="Index_20_Link">3.1 Command Line<text:tab/>4</text:a></text:p>
          <text:p text:style-name="P39"><text:a xlink:type="simple" xlink:href="#__RefHeading__538_1850586845" text:style-name="Index_20_Link" text:visited-style-name="Index_20_Link">3.2 Menu<text:tab/>5</text:a></text:p>
          <text:p text:style-name="P40"><text:a xlink:type="simple" xlink:href="#__RefHeading__20370_1850586845" text:style-name="Index_20_Link" text:visited-style-name="Index_20_Link">4 Other Utilities<text:tab/>6</text:a></text:p>
          <text:p text:style-name="P39"><text:a xlink:type="simple" xlink:href="#__RefHeading__20372_1850586845" text:style-name="Index_20_Link" text:visited-style-name="Index_20_Link">4.1 wcdu-cli<text:tab/>6</text:a></text:p>
          <text:p text:style-name="P39"><text:a xlink:type="simple" xlink:href="#__RefHeading__20374_1850586845" text:style-name="Index_20_Link" text:visited-style-name="Index_20_Link">4.2 discovery-test<text:tab/>6</text:a></text:p>
          <text:p text:style-name="P39"><text:a xlink:type="simple" xlink:href="#__RefHeading__20376_1850586845" text:style-name="Index_20_Link" text:visited-style-name="Index_20_Link">4.3 slowfan3<text:tab/>6</text:a></text:p>
          <text:p text:style-name="P40"><text:a xlink:type="simple" xlink:href="#__RefHeading__20378_1850586845" text:style-name="Index_20_Link" text:visited-style-name="Index_20_Link">5 Headings<text:tab/>6</text:a></text:p>
          <text:p text:style-name="P39"><text:a xlink:type="simple" xlink:href="#__RefHeading__22865_1850586845" text:style-name="Index_20_Link" text:visited-style-name="Index_20_Link">5.1 Common Headings<text:tab/>6</text:a></text:p>
          <text:p text:style-name="P39"><text:a xlink:type="simple" xlink:href="#__RefHeading__22867_1850586845" text:style-name="Index_20_Link" text:visited-style-name="Index_20_Link">5.2 sas drive status<text:tab/>7</text:a></text:p>
          <text:p text:style-name="P39"><text:a xlink:type="simple" xlink:href="#__RefHeading__22869_1850586845" text:style-name="Index_20_Link" text:visited-style-name="Index_20_Link">5.3 sas fan status<text:tab/>8</text:a></text:p>
          <text:p text:style-name="P39"><text:a xlink:type="simple" xlink:href="#__RefHeading__22871_1850586845" text:style-name="Index_20_Link" text:visited-style-name="Index_20_Link">5.4 sas powersupply status<text:tab/>8</text:a></text:p>
          <text:p text:style-name="P39"><text:a xlink:type="simple" xlink:href="#__RefHeading__22873_1850586845" text:style-name="Index_20_Link" text:visited-style-name="Index_20_Link">5.5 sas ses 0x02 (Enclosure Status)<text:tab/>8</text:a></text:p>
          <text:p text:style-name="P47"><text:a xlink:type="simple" xlink:href="#__RefHeading__22875_1850586845" text:style-name="Index_20_Link" text:visited-style-name="Index_20_Link">5.5.1 Type 01 HDD<text:tab/>8</text:a></text:p>
          <text:p text:style-name="P47"><text:a xlink:type="simple" xlink:href="#__RefHeading__22840_1850586845" text:style-name="Index_20_Link" text:visited-style-name="Index_20_Link">5.5.2 Type 02 Power Supply<text:tab/>8</text:a></text:p>
          <text:p text:style-name="P47"><text:a xlink:type="simple" xlink:href="#__RefHeading__22842_1850586845" text:style-name="Index_20_Link" text:visited-style-name="Index_20_Link">5.5.3 Type 03 Air Mover<text:tab/>8</text:a></text:p>
          <text:p text:style-name="P39"><text:a xlink:type="simple" xlink:href="#__RefHeading__22877_1850586845" text:style-name="Index_20_Link" text:visited-style-name="Index_20_Link">5.6 sas ses 0x05 (Threshold In)<text:tab/>9</text:a></text:p>
          <text:p text:style-name="P39"><text:a xlink:type="simple" xlink:href="#__RefHeading__22879_1850586845" text:style-name="Index_20_Link" text:visited-style-name="Index_20_Link">5.7 sas ses 0x0a (Additional Element)<text:tab/>9</text:a></text:p>
          <text:p text:style-name="P40"><text:a xlink:type="simple" xlink:href="#__RefHeading__22881_1850586845" text:style-name="Index_20_Link" text:visited-style-name="Index_20_Link">6 Document Changelog<text:tab/>9</text:a></text:p>
        </text:index-body>
      </text:table-of-content>
      <text:p text:style-name="P1"/>
      <text:h text:style-name="Heading_20_1" text:outline-level="1"><text:bookmark-start text:name="__RefHeading__528_1850586845"/><text:bookmark text:name="h.iv065fepb7lp"/><text:soft-page-break/>Install <text:bookmark-end text:name="__RefHeading__528_1850586845"/></text:h>
      <text:p text:style-name="P7">There are two primary methods of installing wcdu: a standalone system on a USB drive or as a package added to an existing Linux system. </text:p>
      <text:h text:style-name="Heading_20_2" text:outline-level="2"><text:bookmark-start text:name="__RefHeading__530_1850586845"/><text:bookmark text:name="h.c4n6z3tmi13e"/>Standalone System <text:bookmark-end text:name="__RefHeading__530_1850586845"/></text:h>
      <text:p text:style-name="P7">An image is available <text:span text:style-name="T1">inside a zip file </text:span>that is suitable for writing to a USB drive. <text:s/>Subsequently, that drive can be used as a boot device. <text:s/>The image contains a full, working Linux OS with GNU utilities and includes everything needed to run wcdu. </text:p>
      <text:p text:style-name="P8">Using Linux or Cygwin, the unzipped file can be written to a USB drive using the dd command. <text:s/>The details of the dd command and a method of writing a USB drive with Microsoft Windows without Cygwin are outside the scope of this document. </text:p>
      <text:p text:style-name="P8">After the USB drive has the wcdu image written to it, attach the USB drive to the host computer and reboot from the USB drive. <text:s/>The method of specifying that the boot should be from the USB drive and not from any internal hard disk drive is specific to the BIOS in the host. <text:s/>Often a boot menu can be accessed during the BIOS booting process by pressing F2 or F7 or F12 or some other key. </text:p>
      <text:h text:style-name="P68" text:outline-level="2"><text:bookmark-start text:name="__RefHeading__532_1850586845"/><text:bookmark text:name="h.g7yn5dphmiho"/>Adding a Package <text:bookmark-end text:name="__RefHeading__532_1850586845"/></text:h>
      <text:p text:style-name="P9">Before adding a wcdu package, the following are required: </text:p>
      <text:list xml:id="list3681336655652921538" text:style-name="L1">
        <text:list-item>
          <text:p text:style-name="P73"><text:span text:style-name="T2">installed </text:span>library from sg3_utils <text:span text:style-name="T2">named libsgutils2.so.2 (the sg3 command-line utilities are not needed) </text:span></text:p>
        </text:list-item>
        <text:list-item>
          <text:p text:style-name="P73"><text:span text:style-name="T2">installed P </text:span>ython version 2.7, <text:span text:style-name="T3">probably installed by default </text:span></text:p>
        </text:list-item>
        <text:list-item>
          <text:p text:style-name="P73"><text:span text:style-name="T2">installed </text:span>pip <text:span text:style-name="T2">(a Python package management utility) </text:span></text:p>
        </text:list-item>
        <text:list-item>
          <text:p text:style-name="P73">a wcdu package, e.g. <text:span text:style-name="T5">a file that looks something like </text:span>“wcdu-0.1.0.tar.gz” </text:p>
        </text:list-item>
        <text:list-item>
          <text:p text:style-name="P73">either </text:p>
          <text:list>
            <text:list-item>
              <text:p text:style-name="P75"><text:span text:style-name="T19">internet access to </text:span><text:a xlink:type="simple" xlink:href="http://www.pypi.org/"><text:span text:style-name="T20">http://www.pypi.org </text:span></text:a><text:a xlink:type="simple" xlink:href="" text:style-name="Internet_20_link"><text:span text:style-name="T19">, </text:span></text:a><text:span text:style-name="T19">or </text:span></text:p>
            </text:list-item>
            <text:list-item>
              <text:p text:style-name="P74"><text:span text:style-name="T2">installed python packages </text:span>pexpect, serial, listdict, and scsi-pt </text:p>
            </text:list-item>
          </text:list>
        </text:list-item>
      </text:list>
      <text:p text:style-name="P31">On an Ubuntu <text:span text:style-name="T4">or Debian </text:span>system, the following command will install most of the requirements: </text:p>
      <text:list xml:id="list110705876428176" text:continue-numbering="true" text:style-name="L1">
        <text:list-header>
          <text:p text:style-name="P79">apt-get install libsgutils2-2 python python-pip python-pexpect python-serial </text:p>
        </text:list-header>
      </text:list>
      <text:p text:style-name="Text_20_body"><text:span text:style-name="T19">The listdict and scsi-pt modules are available from PyPI </text:span><text:span text:style-name="T20">(Python Package Index at </text:span><text:a xlink:type="simple" xlink:href="http://www.pypi.org/"><text:span text:style-name="T20">http://www.pypi.org </text:span></text:a><text:span text:style-name="T20">) </text:span><text:span text:style-name="T19">and </text:span><text:span text:style-name="T21">may </text:span><text:span text:style-name="T19">be downloaded manually. <text:s/>If an internet connection is active during installation of the wcdu package, then pexpect, serial, listdict, and scsi-pt will be automatically installed. </text:span></text:p>
      <text:p text:style-name="P6">Once all the requirements are satisfied, the wcdu package can be installed with, for example </text:p>
      <text:p text:style-name="P38">pip install wcdu-0.1.0.tar.gz </text:p>
      <text:p text:style-name="P10"><text:soft-page-break/>where “wcdu-0.1.0.tar.gz” is replaced by the actual path and name of the wcdu package file. </text:p>
      <text:h text:style-name="P63" text:outline-level="1"><text:bookmark-start text:name="__RefHeading__534_1850586845"/><text:bookmark text:name="h.a35b0n35a2es"/>Start <text:bookmark-end text:name="__RefHeading__534_1850586845"/></text:h>
      <text:p text:style-name="P11">Until the Wolf Creek CLI “ses” command is fixed so that it can return full SES pages, the host system (the system running wcdu) must be connected to the enclosure with a SAS interface for most of the menu items to work. </text:p>
      <text:p text:style-name="P11">Additionally, in order to access the SAS interface, wcdu must be run from a user with super-user privileges, e.g. the “root” user. <text:s/>To do this, one can either log in as root or run wcdu under sudo. </text:p>
      <text:p text:style-name="P11">In the standalone system, one can log in with username “root” and password “wcdu”. </text:p>
      <text:p text:style-name="P12">To start the program <text:span text:style-name="T6">in its simplest form </text:span>, type </text:p>
      <text:p text:style-name="P32">wcdu </text:p>
      <text:p text:style-name="P13">The program can be used in command-line or menu mode. <text:s/>If no commands are given on the command line, wcdu goes into an interactive menu mode, displaying a text-based menu and waiting for a menu item number to be typed. <text:s/>If the wcdu is invoked with a command, wcdu starts in command-line mode. <text:s/>However, if the command is not followed by enough sub-commands/parameters, wcdu will enter menu mode at the specified menu. <text:s/><text:span text:style-name="T7">See the Command-line Options section below for information on how to determine command names. </text:span></text:p>
      <text:h text:style-name="Heading_20_2" text:outline-level="2"><text:bookmark-start text:name="__RefHeading__20380_1850586845"/>Examples <text:bookmark-end text:name="__RefHeading__20380_1850586845"/></text:h>
      <text:p text:style-name="P33">wcdu </text:p>
      <text:p text:style-name="P14">starts the program in menu mode. </text:p>
      <text:p text:style-name="P14"/>
      <text:p text:style-name="P33"><text:span text:style-name="T14">w </text:span>cdu --help </text:p>
      <text:p text:style-name="P14">prints a list of command-line options. </text:p>
      <text:p text:style-name="P14"/>
      <text:p text:style-name="P33">wcdu help </text:p>
      <text:p text:style-name="P14">prints a list a top-level commands. </text:p>
      <text:p text:style-name="P14"/>
      <text:p text:style-name="P33">wcdu sas help </text:p>
      <text:p text:style-name="P14">prints a list of sub-commands available in the “sas” menu. </text:p>
      <text:p text:style-name="P14"/>
      <text:p text:style-name="P33">wcdu sas fan status </text:p>
      <text:p text:style-name="P14"><text:soft-page-break/>prints the status of the fans. </text:p>
      <text:h text:style-name="Heading_20_2" text:outline-level="2"><text:bookmark-start text:name="__RefHeading__20382_1850586845"/>Command-line Options <text:bookmark-end text:name="__RefHeading__20382_1850586845"/></text:h>
      <text:p text:style-name="P14">Command-line options go after the “wcdu” program name and before any commands, and begin with two dashes (a.k.a. minus signs). </text:p>
      <text:h text:style-name="P76" text:outline-level="3"><text:bookmark-start text:name="__RefHeading__20384_1850586845"/>General <text:bookmark-end text:name="__RefHeading__20384_1850586845"/></text:h>
      <text:p text:style-name="Text_20_body"><text:span text:style-name="T9">-- </text:span><text:span text:style-name="T10">help </text:span><text:span text:style-name="T8"><text:tab/>Print a list of command-line options. </text:span></text:p>
      <text:h text:style-name="Heading_20_3" text:outline-level="3"><text:bookmark-start text:name="__RefHeading__20386_1850586845"/>Interface <text:bookmark-end text:name="__RefHeading__20386_1850586845"/></text:h>
      <text:p text:style-name="Text_20_body"><text:span text:style-name="T9">-- </text:span><text:span text:style-name="T10">probe </text:span><text:span text:style-name="T8"><text:tab/> <text:tab/> <text:tab/>Automatically determine interfaces and capabilities. Default. </text:span></text:p>
      <text:p text:style-name="Text_20_body"><text:span text:style-name="T9">-- </text:span><text:span text:style-name="T10">cli </text:span><text:span text:style-name="T8">&lt;cli_device&gt; <text:tab/> <text:tab/>Use this device for CLI commands. </text:span></text:p>
      <text:p text:style-name="Text_20_body"><text:span text:style-name="T9">-- </text:span><text:span text:style-name="T10">sespage </text:span><text:span text:style-name="T8">&lt;sp_device&gt; <text:tab/>Use this device for SAS SES commands. </text:span></text:p>
      <text:p text:style-name="P15">The sp_device can be either a /dev/sg* file name or a cli_device that's not cli-through-ses. <text:s/>Note that currently the CLI interface does not support most SES pages; as soon as the firmware is fixed, SES pages through the CLI will be fully supported. </text:p>
      <text:p text:style-name="P15">The cli_device is typically a /dev/ttyUSB* file name. <text:s/>On enclosures that support CLI commands through SES page 0xe8, the cli_device can also be a /dev/sg* file name, followed by a comma (“,”), followed by a <text:span text:style-name="T13">expander ID </text:span>number (1-6), e.g. “/dev/sg7,3”. <text:s/>Telnet protocol will be supported after I/O modules with Ethernet are available. </text:p>
      <text:p text:style-name="P16">Probing will look for all /dev/ttyUSB* and /sys/class/enclosure files and attempt to send simple commands to them to determine their capabilities. <text:s/>It is by far the most convenient method of specifying the accessor interfaces and is the default of neither --cli nor --sespage are given, but it does take a few seconds when the program is started. </text:p>
      <text:h text:style-name="Heading_20_3" text:outline-level="3"><text:bookmark-start text:name="__RefHeading__20388_1850586845"/>Configuration <text:bookmark-end text:name="__RefHeading__20388_1850586845"/></text:h>
      <text:p text:style-name="P16">These options correspond to items in the Configuration menu. </text:p>
      <text:p text:style-name="Text_20_body"><text:span text:style-name="T9">-- </text:span><text:span text:style-name="T11">verbose </text:span><text:span text:style-name="T13"><text:tab/> <text:tab/>Print some things not normally printed, e.g. probe results. </text:span></text:p>
      <text:p text:style-name="Text_20_body"><text:span text:style-name="T9">-- </text:span><text:span text:style-name="T11">notclear </text:span><text:span text:style-name="T13"><text:tab/> <text:tab/>Don't clear the screen before printing menus and data. </text:span></text:p>
      <text:p text:style-name="Text_20_body"><text:span text:style-name="T9">-- </text:span><text:span text:style-name="T11">byteoffsets </text:span><text:span text:style-name="T13"><text:tab/>Include data offsets from beginnings of SES pages. </text:span></text:p>
      <text:p text:style-name="Text_20_body"><text:span text:style-name="T9">-- </text:span><text:span text:style-name="T11">shortcuts </text:span><text:span text:style-name="T13"><text:tab/>Include command-line shortcuts on menus. </text:span></text:p>
      <text:h text:style-name="P64" text:outline-level="1"><text:bookmark-start text:name="__RefHeading__644_1850586845"/>Use <text:bookmark-end text:name="__RefHeading__644_1850586845"/></text:h>
      <text:h text:style-name="Heading_20_2" text:outline-level="2"><text:bookmark-start text:name="__RefHeading__536_1850586845"/><text:bookmark text:name="h.4ryvywxannnc"/>Command Line <text:bookmark-end text:name="__RefHeading__536_1850586845"/></text:h>
      <text:p text:style-name="P17">The organization of command-line operations follows that of the menus. <text:s/>That is, the first word of the command specifies which top-level menu to follow, the second word traverses the second-level menu (the menu obtained by selecting the item in the first command word), etc., until a full command is specified. <text:s/>The particular command words needed to traverse the menus <text:soft-page-break/>can be determined either by turning on <text:span text:style-name="T9">--shortcuts </text:span>and using the menu system, or by issuing the sub-command <text:span text:style-name="T12">help </text:span>at any level. </text:p>
      <text:p text:style-name="P18">Command words need not be typed out fully; a unique prefix is sufficient. <text:s/>If an ambiguous prefix is used, the command will not be executed and an error message will be printed listing the possible completions. <text:s/>For example, </text:p>
      <text:p text:style-name="P35">wcdu sas fan status </text:p>
      <text:p text:style-name="P20">or </text:p>
      <text:p text:style-name="P34">wcdu s f status </text:p>
      <text:p text:style-name="P19">prints the fan status, while </text:p>
      <text:p text:style-name="P34">wcdu s f s </text:p>
      <text:p text:style-name="P19">tells you that the “s” could mean “status” or “speed”. </text:p>
      <text:p text:style-name="P34">wcdu s f help </text:p>
      <text:p text:style-name="P19">or even </text:p>
      <text:p text:style-name="P34">wcdu s f h </text:p>
      <text:p text:style-name="P19">tells you that you could follow “<text:span text:style-name="T9">wcdu s f</text:span>” with “<text:span text:style-name="T9">status</text:span>”, “<text:span text:style-name="T9">identify</text:span>”, or “<text:span text:style-name="T9">speed</text:span>”. <text:s/><text:span text:style-name="T15">When a command is not completely specified by the command line, the appropriate sub-menu will be started. <text:s/>For example, </text:span></text:p>
      <text:p text:style-name="P36">wcdu sas fan </text:p>
      <text:p text:style-name="P21">will show the fan menu and wait for item selection. </text:p>
      <text:h text:style-name="Heading_20_2" text:outline-level="2"><text:bookmark-start text:name="__RefHeading__538_1850586845"/><text:bookmark text:name="h.4fs9ssx9frpy"/>Menu <text:bookmark-end text:name="__RefHeading__538_1850586845"/></text:h>
      <text:p text:style-name="P22">The first thing in the menu is a heading describing this menu. </text:p>
      <text:p text:style-name="P22">Second is a list of item numbers (starting with 0) and a brief description of what they do. <text:s/>Item 0 is always “Exit”, which will return to the previous menu or, from the “Debug Utility” (top) menu, exit the program. <text:s/>If shortcuts are turned on, then between the item number and the description is the shortcut (command name) in parentheses. <text:s/>A menu item whose description ends in “Menu” will open a sub-menu. All others immediately execute a command. </text:p>
      <text:p text:style-name="P22">The last section is a prompt that asks you to type an item number. </text:p>
      <text:p text:style-name="P22">If the default configuration of notclear is <text:span text:style-name="T16">in </text:span>active <text:span text:style-name="T16">(a.k.a. “clear” is active) </text:span>, then the screen is cleared before the menu is displayed, and if any data is output from a command, then one must press “enter” to clear the screen and return to the menu. </text:p>
      <text:p text:style-name="P22"><text:soft-page-break/>Anytime the program is waiting for user input, &lt;ctrl&gt;-C will abort the program, and &lt;ctrl&gt;-D will abort the wait. <text:s/>If it's waiting at a menu, then &lt;ctrl&gt;-D behaves the same as the “Exit” menu item and will go back to the previous menu. </text:p>
      <text:h text:style-name="P65" text:outline-level="1"><text:bookmark-start text:name="__RefHeading__20370_1850586845"/>Other Utilities <text:bookmark-end text:name="__RefHeading__20370_1850586845"/></text:h>
      <text:p text:style-name="P23">There are a few other, less-polished, less-robust utilities that are packaged with wcdu. </text:p>
      <text:h text:style-name="P69" text:outline-level="2"><text:bookmark-start text:name="__RefHeading__20372_1850586845"/>wcdu-cli <text:bookmark-end text:name="__RefHeading__20372_1850586845"/></text:h>
      <text:p text:style-name="P23">This is a simple utility that opens a link to a CLI interface. It requires either a serial device file name (e.g. /dev/ttyUSB0) or an sg device file name and a <text:span text:style-name="T18">expander ID </text:span>number (e.g. /dev/sg7 3) as parameter(s). <text:s/>There are currently no error checking, no command history, <text:span text:style-name="T18">and </text:span>no help. <text:s/><text:span text:style-name="T22">Either </text:span>&lt;ctrl&gt;-C <text:span text:style-name="T22">or </text:span>&lt;ctrl&gt;-D stop the utility. </text:p>
      <text:p text:style-name="P24">Examples: </text:p>
      <text:p text:style-name="P37">wcdu-cli /dev/ttyUSB0 </text:p>
      <text:p text:style-name="P37">wcdu-cli /dev/sg7 3 </text:p>
      <text:h text:style-name="P69" text:outline-level="2"><text:bookmark-start text:name="__RefHeading__20374_1850586845"/>discovery-test <text:bookmark-end text:name="__RefHeading__20374_1850586845"/></text:h>
      <text:p text:style-name="P23">This utility <text:span text:style-name="T17">takes no parameters and </text:span>simply prints the results of discovering and probing in raw Python form. <text:s/>I have found it useful to do “<text:span text:style-name="T9">watch discovery-test</text:span>” after powering up an enclosure to determine when it starts responding. </text:p>
      <text:h text:style-name="P69" text:outline-level="2"><text:bookmark-start text:name="__RefHeading__20376_1850586845"/>slowfan3 <text:bookmark-end text:name="__RefHeading__20376_1850586845"/></text:h>
      <text:p text:style-name="P24">This is the third in a series of programs to set all fans to speed 1 (slowest). <text:s/>It takes no param <text:span text:style-name="T22">e </text:span>ters and calls Discovery.probe to automatically find a suitable CLI interface, then sends “<text:span text:style-name="T9">adpcol dis</text:span>” and “<text:span text:style-name="T9">fan speed 1 0xfff</text:span>”. <text:s/>Be cautious with artificially slowing the fans if there's any chance the enclosure could overheat. </text:p>
      <text:h text:style-name="P66" text:outline-level="1"><text:bookmark-start text:name="__RefHeading__20378_1850586845"/>Headings <text:bookmark-end text:name="__RefHeading__20378_1850586845"/></text:h>
      <text:p text:style-name="P25">Many of the menu items output information in rows and columns with very abbreviated column headings. <text:s/><text:span text:style-name="T23">This chapter describes the meanings of those headings. <text:s/>Many of the descriptions were copied from the SCSI Enclosure Services – 3 working draft revision 06 from 29 August 2013, file named ses3r06.pdf.</text:span></text:p>
      <text:p text:style-name="P26">The section headings in this chapter, e.g. “sas drive status”, refer to the command-line commands that can be used to produce the output. <text:s/>The output can also be generated by following the corresponding menu items.</text:p>
      <text:h text:style-name="Heading_20_2" text:outline-level="2"><text:bookmark-start text:name="__RefHeading__22865_1850586845"/>Common Headings<text:bookmark-end text:name="__RefHeading__22865_1850586845"/></text:h>
      <text:p text:style-name="P27">Several of the displays start with these common headings:</text:p>
      <text:p text:style-name="P29">See SES-3 section 7.2.3 Status element format.</text:p>
      <table:table table:name="Table2" table:style-name="Table2">
        <table:table-column table:style-name="Table2.A"/>
        <table:table-column table:style-name="Table2.B"/>
        <table:table-header-rows>
          <text:soft-page-break/>
          <table:table-row>
            <table:table-cell table:style-name="Table2.A1" office:value-type="string">
              <text:p text:style-name="P41">Heading</text:p>
            </table:table-cell>
            <table:table-cell table:style-name="Table2.B1" office:value-type="string">
              <text:p text:style-name="P41">Meaning</text:p>
            </table:table-cell>
          </table:table-row>
        </table:table-header-rows>
        <table:table-row>
          <table:table-cell table:style-name="Table2.A2" office:value-type="string">
            <text:p text:style-name="P48">ele</text:p>
          </table:table-cell>
          <table:table-cell table:style-name="Table2.B2" office:value-type="string">
            <text:p text:style-name="P48">element number or “all” for the overall element</text:p>
          </table:table-cell>
        </table:table-row>
        <table:table-row>
          <table:table-cell table:style-name="Table2.A2" office:value-type="string">
            <text:p text:style-name="P48">P</text:p>
          </table:table-cell>
          <table:table-cell table:style-name="Table2.B2" office:value-type="string">
            <text:p text:style-name="P54">PRDFAIL (predicted failure)</text:p>
          </table:table-cell>
        </table:table-row>
        <table:table-row>
          <table:table-cell table:style-name="Table2.A2" office:value-type="string">
            <text:p text:style-name="P48">D</text:p>
          </table:table-cell>
          <table:table-cell table:style-name="Table2.B2" office:value-type="string">
            <text:p text:style-name="P54">DISABLED</text:p>
          </table:table-cell>
        </table:table-row>
        <table:table-row>
          <table:table-cell table:style-name="Table2.A2" office:value-type="string">
            <text:p text:style-name="P48">S</text:p>
          </table:table-cell>
          <table:table-cell table:style-name="Table2.B2" office:value-type="string">
            <text:p text:style-name="P54">SWAP</text:p>
          </table:table-cell>
        </table:table-row>
        <table:table-row>
          <table:table-cell table:style-name="Table2.A2" office:value-type="string">
            <text:p text:style-name="P51"/>
          </table:table-cell>
          <table:table-cell table:style-name="Table2.B2" office:value-type="string">
            <text:p text:style-name="P54">ELEMENT STATUS CODE</text:p>
          </table:table-cell>
        </table:table-row>
        <table:table-row>
          <table:table-cell table:style-name="Table2.A2" office:value-type="string">
            <text:p text:style-name="P48">status</text:p>
          </table:table-cell>
          <table:table-cell table:style-name="Table2.B2" office:value-type="string">
            <text:p text:style-name="P54">Element type specific status information</text:p>
          </table:table-cell>
        </table:table-row>
        <table:table-row>
          <table:table-cell table:style-name="Table2.A2" office:value-type="string">
            <text:p text:style-name="P48">ID</text:p>
          </table:table-cell>
          <table:table-cell table:style-name="Table2.B2" office:value-type="string">
            <text:p text:style-name="P58">IDENT</text:p>
          </table:table-cell>
        </table:table-row>
      </table:table>
      <text:p text:style-name="P28"/>
      <text:p text:style-name="P28">The ELEMENT STATUS CODE field is defined as the following:</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45">Code</text:p>
            </table:table-cell>
            <table:table-cell table:style-name="Table8.A1" office:value-type="string">
              <text:p text:style-name="P44">Name</text:p>
            </table:table-cell>
            <table:table-cell table:style-name="Table8.C1" office:value-type="string">
              <text:p text:style-name="P44">Condition</text:p>
            </table:table-cell>
          </table:table-row>
        </table:table-header-rows>
        <table:table-row>
          <table:table-cell table:style-name="Table8.A2" office:value-type="string">
            <text:p text:style-name="P55">0h</text:p>
          </table:table-cell>
          <table:table-cell table:style-name="Table8.A2" office:value-type="string">
            <text:p text:style-name="P54">Unsupported</text:p>
          </table:table-cell>
          <table:table-cell table:style-name="Table8.C2" office:value-type="string">
            <text:p text:style-name="P54">Status detection is not implemented for this element</text:p>
          </table:table-cell>
        </table:table-row>
        <table:table-row>
          <table:table-cell table:style-name="Table8.A2" office:value-type="string">
            <text:p text:style-name="P55">1h</text:p>
          </table:table-cell>
          <table:table-cell table:style-name="Table8.A2" office:value-type="string">
            <text:p text:style-name="P54">OK</text:p>
          </table:table-cell>
          <table:table-cell table:style-name="Table8.C2" office:value-type="string">
            <text:p text:style-name="P54">Element is installed and no error conditions are known.</text:p>
          </table:table-cell>
        </table:table-row>
        <table:table-row>
          <table:table-cell table:style-name="Table8.A2" office:value-type="string">
            <text:p text:style-name="P55">2h</text:p>
          </table:table-cell>
          <table:table-cell table:style-name="Table8.A2" office:value-type="string">
            <text:p text:style-name="P54">Critical</text:p>
          </table:table-cell>
          <table:table-cell table:style-name="Table8.C2" office:value-type="string">
            <text:p text:style-name="P54">Critical condition is detected.</text:p>
          </table:table-cell>
        </table:table-row>
        <table:table-row>
          <table:table-cell table:style-name="Table8.A2" office:value-type="string">
            <text:p text:style-name="P55">3h</text:p>
          </table:table-cell>
          <table:table-cell table:style-name="Table8.A2" office:value-type="string">
            <text:p text:style-name="P54">Noncritical</text:p>
          </table:table-cell>
          <table:table-cell table:style-name="Table8.C2" office:value-type="string">
            <text:p text:style-name="P54">Noncritical condition is detected.</text:p>
          </table:table-cell>
        </table:table-row>
        <table:table-row>
          <table:table-cell table:style-name="Table8.A2" office:value-type="string">
            <text:p text:style-name="P55">4h</text:p>
          </table:table-cell>
          <table:table-cell table:style-name="Table8.A2" office:value-type="string">
            <text:p text:style-name="P54">Unrecoverable</text:p>
          </table:table-cell>
          <table:table-cell table:style-name="Table8.C2" office:value-type="string">
            <text:p text:style-name="P54">Unrecoverable condition is detected.</text:p>
          </table:table-cell>
        </table:table-row>
        <table:table-row>
          <table:table-cell table:style-name="Table8.A2" office:value-type="string">
            <text:p text:style-name="P55">5h</text:p>
          </table:table-cell>
          <table:table-cell table:style-name="Table8.A2" office:value-type="string">
            <text:p text:style-name="P54">Not Installed</text:p>
          </table:table-cell>
          <table:table-cell table:style-name="Table8.C2" office:value-type="string">
            <text:p text:style-name="P54">Element is not installed in enclosure.</text:p>
          </table:table-cell>
        </table:table-row>
        <table:table-row>
          <table:table-cell table:style-name="Table8.A2" office:value-type="string">
            <text:p text:style-name="P55">6h</text:p>
          </table:table-cell>
          <table:table-cell table:style-name="Table8.A2" office:value-type="string">
            <text:p text:style-name="P54">Unknown</text:p>
          </table:table-cell>
          <table:table-cell table:style-name="Table8.C2" office:value-type="string">
            <text:p text:style-name="P54">Sensor has failed or element status is not available.</text:p>
          </table:table-cell>
        </table:table-row>
        <table:table-row>
          <table:table-cell table:style-name="Table8.A2" office:value-type="string">
            <text:p text:style-name="P55">7h</text:p>
          </table:table-cell>
          <table:table-cell table:style-name="Table8.A2" office:value-type="string">
            <text:p text:style-name="P54">Not Available</text:p>
          </table:table-cell>
          <table:table-cell table:style-name="Table8.C2" office:value-type="string">
            <text:p text:style-name="P54">Element installed, no known errors, but the element has not been turned on or set into operation</text:p>
          </table:table-cell>
        </table:table-row>
        <table:table-row>
          <table:table-cell table:style-name="Table8.A2" office:value-type="string">
            <text:p text:style-name="P55">8h</text:p>
          </table:table-cell>
          <table:table-cell table:style-name="Table8.A2" office:value-type="string">
            <text:p text:style-name="P54">No Access Allowed</text:p>
          </table:table-cell>
          <table:table-cell table:style-name="Table8.C2" office:value-type="string">
            <text:p text:style-name="P54">The initiator port from which the RECEIVE DIAGNOSTIC RESULT command was received does not have access to this element</text:p>
          </table:table-cell>
        </table:table-row>
        <table:table-row>
          <table:table-cell table:style-name="Table8.A2" office:value-type="string">
            <text:p text:style-name="P55">9h to Fh</text:p>
          </table:table-cell>
          <table:table-cell table:style-name="Table8.C2" table:number-columns-spanned="2" office:value-type="string">
            <text:p text:style-name="P54">Reserved</text:p>
          </table:table-cell>
          <table:covered-table-cell/>
        </table:table-row>
      </table:table>
      <text:p text:style-name="P28"/>
      <text:p text:style-name="P28">The Element type specific status information is sometimes also displayed broken down into individual, element-type-specific fields.</text:p>
      <text:h text:style-name="P70" text:outline-level="2"><text:bookmark-start text:name="__RefHeading__22867_1850586845"/>sas drive status<text:bookmark-end text:name="__RefHeading__22867_1850586845"/></text:h>
      <text:p text:style-name="P29">See SES-3 section 7.3.2 Device Slot element.</text:p>
      <table:table table:name="Table1" table:style-name="Table1">
        <table:table-column table:style-name="Table1.A"/>
        <table:table-column table:style-name="Table1.B"/>
        <table:table-header-rows>
          <table:table-row>
            <table:table-cell table:style-name="Table1.A1" office:value-type="string">
              <text:p text:style-name="P41">Heading</text:p>
            </table:table-cell>
            <table:table-cell table:style-name="Table1.B1" office:value-type="string">
              <text:p text:style-name="P41">Meaning</text:p>
            </table:table-cell>
          </table:table-row>
        </table:table-header-rows>
        <table:table-row>
          <table:table-cell table:style-name="Table1.A2" office:value-type="string">
            <text:p text:style-name="P48">slot</text:p>
          </table:table-cell>
          <table:table-cell table:style-name="Table1.B2" office:value-type="string">
            <text:p text:style-name="P56">SLOT ADDRESS</text:p>
          </table:table-cell>
        </table:table-row>
        <table:table-row>
          <table:table-cell table:style-name="Table1.A2" office:value-type="string">
            <text:p text:style-name="P48">fault</text:p>
          </table:table-cell>
          <table:table-cell table:style-name="Table1.B2" office:value-type="string">
            <text:p text:style-name="P56">FAULT SENSED</text:p>
          </table:table-cell>
        </table:table-row>
        <table:table-row>
          <table:table-cell table:style-name="Table1.A2" office:value-type="string">
            <text:p text:style-name="P48">off</text:p>
          </table:table-cell>
          <table:table-cell table:style-name="Table1.B2" office:value-type="string">
            <text:p text:style-name="P56">DEVICE OFF</text:p>
          </table:table-cell>
        </table:table-row>
        <table:table-row>
          <table:table-cell table:style-name="Table1.A2" office:value-type="string">
            <text:p text:style-name="P48">Product ID</text:p>
          </table:table-cell>
          <table:table-cell table:style-name="Table1.B2" office:value-type="string">
            <text:p text:style-name="P59">PRODUCT IDENTIFICATION from INQUIRY results</text:p>
          </table:table-cell>
        </table:table-row>
        <table:table-row>
          <table:table-cell table:style-name="Table1.A2" office:value-type="string">
            <text:p text:style-name="P48">Serial Number</text:p>
          </table:table-cell>
          <table:table-cell table:style-name="Table1.B2" office:value-type="string">
            <text:p text:style-name="P59">DRIVE SERIAL NUMBER from INQUIRY results</text:p>
          </table:table-cell>
        </table:table-row>
      </table:table>
      <text:h text:style-name="Heading_20_2" text:outline-level="2"><text:bookmark-start text:name="__RefHeading__22869_1850586845"/><text:soft-page-break/>sas <text:span text:style-name="T24">fan</text:span> status<text:bookmark-end text:name="__RefHeading__22869_1850586845"/></text:h>
      <text:p text:style-name="P29">See section <text:bookmark-ref text:reference-format="chapter" text:ref-name="__RefHeading__22842_1850586845">5.5.3</text:bookmark-ref>.</text:p>
      <text:h text:style-name="P71" text:outline-level="2"><text:bookmark-start text:name="__RefHeading__22871_1850586845"/><text:span text:style-name="T25">s</text:span>as powersupply status<text:bookmark-end text:name="__RefHeading__22871_1850586845"/></text:h>
      <text:p text:style-name="P29">See section <text:bookmark-ref text:reference-format="chapter" text:ref-name="__RefHeading__22840_1850586845">5.5.2</text:bookmark-ref>.</text:p>
      <text:h text:style-name="Heading_20_2" text:outline-level="2"><text:bookmark-start text:name="__RefHeading__22873_1850586845"/>sas ses 0x02 <text:span text:style-name="T25">(Enclosure Status)</text:span><text:bookmark-end text:name="__RefHeading__22873_1850586845"/></text:h>
      <text:h text:style-name="P77" text:outline-level="3"><text:bookmark-start text:name="__RefHeading__22875_1850586845"/>Type 01 HDD<text:bookmark-end text:name="__RefHeading__22875_1850586845"/></text:h>
      <text:p text:style-name="P29">See SES-3 section 7.3.2 Device Slot element.</text:p>
      <table:table table:name="Table5" table:style-name="Table5">
        <table:table-column table:style-name="Table5.A"/>
        <table:table-column table:style-name="Table5.B"/>
        <table:table-header-rows>
          <table:table-row>
            <table:table-cell table:style-name="Table5.A1" office:value-type="string">
              <text:p text:style-name="P42">Heading</text:p>
            </table:table-cell>
            <table:table-cell table:style-name="Table5.B1" office:value-type="string">
              <text:p text:style-name="P42">Meaning</text:p>
            </table:table-cell>
          </table:table-row>
        </table:table-header-rows>
        <table:table-row>
          <table:table-cell table:style-name="Table5.A2" office:value-type="string">
            <text:p text:style-name="P49">slot</text:p>
          </table:table-cell>
          <table:table-cell table:style-name="Table5.B2" office:value-type="string">
            <text:p text:style-name="P56">SLOT ADDRESS</text:p>
          </table:table-cell>
        </table:table-row>
        <table:table-row>
          <table:table-cell table:style-name="Table5.A2" office:value-type="string">
            <text:p text:style-name="P49">fault</text:p>
          </table:table-cell>
          <table:table-cell table:style-name="Table5.B2" office:value-type="string">
            <text:p text:style-name="P56">FAULT SENSED</text:p>
          </table:table-cell>
        </table:table-row>
        <table:table-row>
          <table:table-cell table:style-name="Table5.A2" office:value-type="string">
            <text:p text:style-name="P49">off</text:p>
          </table:table-cell>
          <table:table-cell table:style-name="Table5.B2" office:value-type="string">
            <text:p text:style-name="P56">DEVICE OFF</text:p>
          </table:table-cell>
        </table:table-row>
      </table:table>
      <text:h text:style-name="P78" text:outline-level="3"><text:bookmark-start text:name="__RefHeading__22840_1850586845"/>Type 02 Power Supply<text:bookmark-end text:name="__RefHeading__22840_1850586845"/></text:h>
      <text:p text:style-name="P29">See SES-3 section 7.3.4 Power Supply Element.</text:p>
      <table:table table:name="Table3" table:style-name="Table3">
        <table:table-column table:style-name="Table3.A"/>
        <table:table-column table:style-name="Table3.B"/>
        <table:table-header-rows>
          <table:table-row>
            <table:table-cell table:style-name="Table3.A1" office:value-type="string">
              <text:p text:style-name="P43">Heading</text:p>
            </table:table-cell>
            <table:table-cell table:style-name="Table3.B1" office:value-type="string">
              <text:p text:style-name="P43">Meaning</text:p>
            </table:table-cell>
          </table:table-row>
        </table:table-header-rows>
        <table:table-row>
          <table:table-cell table:style-name="Table3.A2" office:value-type="string">
            <text:p text:style-name="P53">D+V</text:p>
          </table:table-cell>
          <table:table-cell table:style-name="Table3.B2" office:value-type="string">
            <text:p text:style-name="P57">DC OVER VOLTAGE</text:p>
          </table:table-cell>
        </table:table-row>
        <table:table-row>
          <table:table-cell table:style-name="Table3.A2" office:value-type="string">
            <text:p text:style-name="P53">D-V</text:p>
          </table:table-cell>
          <table:table-cell table:style-name="Table3.B2" office:value-type="string">
            <text:p text:style-name="P57">DC UNDER VOLTAGE</text:p>
          </table:table-cell>
        </table:table-row>
        <table:table-row>
          <table:table-cell table:style-name="Table3.A2" office:value-type="string">
            <text:p text:style-name="P53">D+C</text:p>
          </table:table-cell>
          <table:table-cell table:style-name="Table3.B2" office:value-type="string">
            <text:p text:style-name="P57">DC OVER CURRENT</text:p>
          </table:table-cell>
        </table:table-row>
        <table:table-row>
          <table:table-cell table:style-name="Table3.A2" office:value-type="string">
            <text:p text:style-name="P53">swp</text:p>
          </table:table-cell>
          <table:table-cell table:style-name="Table3.B2" office:value-type="string">
            <text:p text:style-name="P57">HOT SWAP</text:p>
          </table:table-cell>
        </table:table-row>
        <table:table-row>
          <table:table-cell table:style-name="Table3.A2" office:value-type="string">
            <text:p text:style-name="P53">fai</text:p>
          </table:table-cell>
          <table:table-cell table:style-name="Table3.B2" office:value-type="string">
            <text:p text:style-name="P57">FAIL</text:p>
          </table:table-cell>
        </table:table-row>
        <table:table-row>
          <table:table-cell table:style-name="Table3.A2" office:value-type="string">
            <text:p text:style-name="P53">on</text:p>
          </table:table-cell>
          <table:table-cell table:style-name="Table3.B2" office:value-type="string">
            <text:p text:style-name="P57">RQSTED ON</text:p>
          </table:table-cell>
        </table:table-row>
        <table:table-row>
          <table:table-cell table:style-name="Table3.A2" office:value-type="string">
            <text:p text:style-name="P53">off</text:p>
          </table:table-cell>
          <table:table-cell table:style-name="Table3.B2" office:value-type="string">
            <text:p text:style-name="P57">OFF</text:p>
          </table:table-cell>
        </table:table-row>
        <table:table-row>
          <table:table-cell table:style-name="Table3.A2" office:value-type="string">
            <text:p text:style-name="P53">t+</text:p>
          </table:table-cell>
          <table:table-cell table:style-name="Table3.B2" office:value-type="string">
            <text:p text:style-name="P57">OVERTMP FAIL</text:p>
          </table:table-cell>
        </table:table-row>
        <table:table-row>
          <table:table-cell table:style-name="Table3.A2" office:value-type="string">
            <text:p text:style-name="P53">tw</text:p>
          </table:table-cell>
          <table:table-cell table:style-name="Table3.B2" office:value-type="string">
            <text:p text:style-name="P57">TEMP WARN</text:p>
          </table:table-cell>
        </table:table-row>
        <table:table-row>
          <table:table-cell table:style-name="Table3.A2" office:value-type="string">
            <text:p text:style-name="P53">ac-</text:p>
          </table:table-cell>
          <table:table-cell table:style-name="Table3.B2" office:value-type="string">
            <text:p text:style-name="P57">AC FAIL</text:p>
          </table:table-cell>
        </table:table-row>
        <table:table-row>
          <table:table-cell table:style-name="Table3.A2" office:value-type="string">
            <text:p text:style-name="P53">dc-</text:p>
          </table:table-cell>
          <table:table-cell table:style-name="Table3.B2" office:value-type="string">
            <text:p text:style-name="P57">DC FAIL</text:p>
          </table:table-cell>
        </table:table-row>
      </table:table>
      <text:h text:style-name="P78" text:outline-level="3"><text:bookmark-start text:name="__RefHeading__22842_1850586845"/>Type 03 Air Mover<text:bookmark-end text:name="__RefHeading__22842_1850586845"/></text:h>
      <text:p text:style-name="P29">See SES-3 section 7.3.5 Cooling element.</text:p>
      <table:table table:name="Table9" table:style-name="Table9">
        <table:table-column table:style-name="Table9.A"/>
        <table:table-column table:style-name="Table9.B"/>
        <table:table-header-rows>
          <table:table-row>
            <table:table-cell table:style-name="Table9.A1" office:value-type="string">
              <text:p text:style-name="P43">Heading</text:p>
            </table:table-cell>
            <table:table-cell table:style-name="Table9.B1" office:value-type="string">
              <text:p text:style-name="P43">Meaning</text:p>
            </table:table-cell>
          </table:table-row>
        </table:table-header-rows>
        <table:table-row>
          <table:table-cell table:style-name="Table9.A2" office:value-type="string">
            <text:p text:style-name="P50">fanspeed</text:p>
          </table:table-cell>
          <table:table-cell table:style-name="Table9.B2" office:value-type="string">
            <text:p text:style-name="P57"><text:span text:style-name="T26">ACTUAL </text:span>FAN SPEED <text:span text:style-name="T26">in units of 10 RPM</text:span></text:p>
          </table:table-cell>
        </table:table-row>
        <table:table-row>
          <table:table-cell table:style-name="Table9.A2" office:value-type="string">
            <text:p text:style-name="P50">code</text:p>
          </table:table-cell>
          <table:table-cell table:style-name="Table9.B2" office:value-type="string">
            <text:p text:style-name="P57">SPEED CODE, <text:span text:style-name="T26">1-7</text:span></text:p>
          </table:table-cell>
        </table:table-row>
        <table:table-row>
          <table:table-cell table:style-name="Table9.A2" office:value-type="string">
            <text:p text:style-name="P50">off</text:p>
          </table:table-cell>
          <table:table-cell table:style-name="Table9.B2" office:value-type="string">
            <text:p text:style-name="P57">OFF</text:p>
          </table:table-cell>
        </table:table-row>
        <table:table-row>
          <table:table-cell table:style-name="Table9.A2" office:value-type="string">
            <text:p text:style-name="P50">fail</text:p>
          </table:table-cell>
          <table:table-cell table:style-name="Table9.B2" office:value-type="string">
            <text:p text:style-name="P57">FAIL</text:p>
          </table:table-cell>
        </table:table-row>
      </table:table>
      <text:h text:style-name="P72" text:outline-level="2"><text:bookmark-start text:name="__RefHeading__22877_1850586845"/><text:soft-page-break/>sas ses 0x05 (Threshold In)<text:bookmark-end text:name="__RefHeading__22877_1850586845"/></text:h>
      <text:p text:style-name="P29">See SES-3 section 7.2.5 Threshold status element format.</text:p>
      <table:table table:name="Table6" table:style-name="Table6">
        <table:table-column table:style-name="Table6.A"/>
        <table:table-column table:style-name="Table6.B"/>
        <table:table-header-rows>
          <table:table-row>
            <table:table-cell table:style-name="Table6.A1" office:value-type="string">
              <text:p text:style-name="P42">Heading</text:p>
            </table:table-cell>
            <table:table-cell table:style-name="Table6.B1" office:value-type="string">
              <text:p text:style-name="P42">Meaning</text:p>
            </table:table-cell>
          </table:table-row>
        </table:table-header-rows>
        <table:table-row>
          <table:table-cell table:style-name="Table6.A2" office:value-type="string">
            <text:p text:style-name="P80">HiC</text:p>
          </table:table-cell>
          <table:table-cell table:style-name="Table6.B2" office:value-type="string">
            <text:p text:style-name="P59">HIGH CRITICAL THRESHOLD</text:p>
          </table:table-cell>
        </table:table-row>
        <table:table-row>
          <table:table-cell table:style-name="Table6.A2" office:value-type="string">
            <text:p text:style-name="P80">HiW</text:p>
          </table:table-cell>
          <table:table-cell table:style-name="Table6.B2" office:value-type="string">
            <text:p text:style-name="P59">HIGH WARNING THRESHOLD</text:p>
          </table:table-cell>
        </table:table-row>
        <table:table-row>
          <table:table-cell table:style-name="Table6.A2" office:value-type="string">
            <text:p text:style-name="P80">LoW</text:p>
          </table:table-cell>
          <table:table-cell table:style-name="Table6.B2" office:value-type="string">
            <text:p text:style-name="P59">LOW WARNING THRESHOLD</text:p>
          </table:table-cell>
        </table:table-row>
        <table:table-row>
          <table:table-cell table:style-name="Table6.A2" office:value-type="string">
            <text:p text:style-name="P80">LoC</text:p>
          </table:table-cell>
          <table:table-cell table:style-name="Table6.B2" office:value-type="string">
            <text:p text:style-name="P59">LOW CRITICAL THRESHOLD</text:p>
          </table:table-cell>
        </table:table-row>
      </table:table>
      <text:h text:style-name="P71" text:outline-level="2"><text:bookmark-start text:name="__RefHeading__22879_1850586845"/>sas ses 0x0a (Additional Element)<text:bookmark-end text:name="__RefHeading__22879_1850586845"/></text:h>
      <text:p text:style-name="P30">See SES-3 section 6.1.13 Additional Element Status diagnostic page.</text:p>
      <table:table table:name="Table7" table:style-name="Table7">
        <table:table-column table:style-name="Table7.A"/>
        <table:table-column table:style-name="Table7.B"/>
        <table:table-header-rows>
          <table:table-row>
            <table:table-cell table:style-name="Table7.A1" office:value-type="string">
              <text:p text:style-name="P42">Heading</text:p>
            </table:table-cell>
            <table:table-cell table:style-name="Table7.B1" office:value-type="string">
              <text:p text:style-name="P42">Meaning</text:p>
            </table:table-cell>
          </table:table-row>
        </table:table-header-rows>
        <table:table-row>
          <table:table-cell table:style-name="Table7.A2" office:value-type="string">
            <text:p text:style-name="P52">enc</text:p>
          </table:table-cell>
          <table:table-cell table:style-name="Table7.B2" office:value-type="string">
            <text:p text:style-name="P60">SUBENCLOSURE IDENTIFIER from SES page 0x01</text:p>
          </table:table-cell>
        </table:table-row>
        <table:table-row>
          <table:table-cell table:style-name="Table7.A2" office:value-type="string">
            <text:p text:style-name="P52">typ</text:p>
          </table:table-cell>
          <table:table-cell table:style-name="Table7.B2" office:value-type="string">
            <text:p text:style-name="P60"><text:span text:style-name="T27">ELEMENT TYPE</text:span> from SES page 0x01</text:p>
          </table:table-cell>
        </table:table-row>
        <table:table-row>
          <table:table-cell table:style-name="Table7.A2" office:value-type="string">
            <text:p text:style-name="P52">ele</text:p>
          </table:table-cell>
          <table:table-cell table:style-name="Table7.B2" office:value-type="string">
            <text:p text:style-name="P61">ELEMENT INDEX relative to the first real element of this type</text:p>
          </table:table-cell>
        </table:table-row>
        <table:table-row>
          <table:table-cell table:style-name="Table7.A2" office:value-type="string">
            <text:p text:style-name="P52">valid?</text:p>
          </table:table-cell>
          <table:table-cell table:style-name="Table7.B2" office:value-type="string">
            <text:p text:style-name="P56">INVALID</text:p>
          </table:table-cell>
        </table:table-row>
        <table:table-row>
          <table:table-cell table:style-name="Table7.A2" office:value-type="string">
            <text:p text:style-name="P52">all?</text:p>
          </table:table-cell>
          <table:table-cell table:style-name="Table7.B2" office:value-type="string">
            <text:p text:style-name="P56">NOT ALL <text:span text:style-name="T28">PHYS</text:span></text:p>
          </table:table-cell>
        </table:table-row>
        <table:table-row>
          <table:table-cell table:style-name="Table7.A2" office:value-type="string">
            <text:p text:style-name="P52">init</text:p>
          </table:table-cell>
          <table:table-cell table:style-name="Table7.B2" office:value-type="string">
            <text:p text:style-name="P56">SSP, STP, SMP <text:span text:style-name="T28">INITIATOR PORT</text:span></text:p>
          </table:table-cell>
        </table:table-row>
        <table:table-row>
          <table:table-cell table:style-name="Table7.A2" office:value-type="string">
            <text:p text:style-name="P52">targ</text:p>
          </table:table-cell>
          <table:table-cell table:style-name="Table7.B2" office:value-type="string">
            <text:p text:style-name="P56">SSP, STP, SMP <text:span text:style-name="T28">TARGET PORT</text:span></text:p>
          </table:table-cell>
        </table:table-row>
        <table:table-row>
          <table:table-cell table:style-name="Table7.A2" office:value-type="string">
            <text:p text:style-name="P52">attached sas adr</text:p>
          </table:table-cell>
          <table:table-cell table:style-name="Table7.B2" office:value-type="string">
            <text:p text:style-name="P56">ATTACHED SAS ADDR<text:span text:style-name="T28">ESS</text:span></text:p>
          </table:table-cell>
        </table:table-row>
        <table:table-row>
          <table:table-cell table:style-name="Table7.A2" office:value-type="string">
            <text:p text:style-name="P52">sas address</text:p>
          </table:table-cell>
          <table:table-cell table:style-name="Table7.B2" office:value-type="string">
            <text:p text:style-name="P56">SAS ADDR<text:span text:style-name="T28">ESS</text:span></text:p>
          </table:table-cell>
        </table:table-row>
        <table:table-row>
          <table:table-cell table:style-name="Table7.A2" office:value-type="string">
            <text:p text:style-name="P52">phy</text:p>
          </table:table-cell>
          <table:table-cell table:style-name="Table7.B2" office:value-type="string">
            <text:p text:style-name="P56">PHY ID<text:span text:style-name="T28">ENTIFIER</text:span></text:p>
          </table:table-cell>
        </table:table-row>
      </table:table>
      <text:h text:style-name="Heading_20_1" text:outline-level="1"><text:bookmark-start text:name="__RefHeading__22881_1850586845"/>Document Changelog<text:bookmark-end text:name="__RefHeading__22881_1850586845"/></text:h>
      <table:table table:name="Table4" table:style-name="Table4">
        <table:table-column table:style-name="Table4.A"/>
        <table:table-column table:style-name="Table4.B" table:number-columns-repeated="2"/>
        <table:table-column table:style-name="Table4.D"/>
        <table:table-header-rows>
          <table:table-row>
            <table:table-cell table:style-name="Table4.A1" office:value-type="string">
              <text:p text:style-name="P46">Date</text:p>
            </table:table-cell>
            <table:table-cell table:style-name="Table4.A1" office:value-type="string">
              <text:p text:style-name="P46">Changer</text:p>
            </table:table-cell>
            <table:table-cell table:style-name="Table4.A1" office:value-type="string">
              <text:p text:style-name="P46">Version</text:p>
            </table:table-cell>
            <table:table-cell table:style-name="Table4.D1" office:value-type="string">
              <text:p text:style-name="P46">Description</text:p>
            </table:table-cell>
          </table:table-row>
        </table:table-header-rows>
        <table:table-row>
          <table:table-cell table:style-name="Table4.A2" office:value-type="string">
            <text:p text:style-name="P62">2014-10-13</text:p>
          </table:table-cell>
          <table:table-cell table:style-name="Table4.A2" office:value-type="string">
            <text:p text:style-name="P62">LAF</text:p>
          </table:table-cell>
          <table:table-cell table:style-name="Table4.A2" office:value-type="string">
            <text:p text:style-name="P62">0.1</text:p>
          </table:table-cell>
          <table:table-cell table:style-name="Table4.D2" office:value-type="string">
            <text:p text:style-name="P62">initial document</text:p>
          </table:table-cell>
        </table:table-row>
        <table:table-row>
          <table:table-cell table:style-name="Table4.A2" office:value-type="string">
            <text:p text:style-name="P81">2014-10-31</text:p>
          </table:table-cell>
          <table:table-cell table:style-name="Table4.A2" office:value-type="string">
            <text:p text:style-name="P81">LAF</text:p>
          </table:table-cell>
          <table:table-cell table:style-name="Table4.A2" office:value-type="string">
            <text:p text:style-name="P81">0.2</text:p>
          </table:table-cell>
          <table:table-cell table:style-name="Table4.D2" office:value-type="string">
            <text:p text:style-name="P81">Add sas ses 0x05 headings</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next-style-name="Text_20_body" style:auto-update="true" style:default-outline-level="1" style:class="text" style:master-page-name="">
      <style:paragraph-properties fo:margin-top="0.139in" fo:margin-bottom="0in" style:contextual-spacing="false" fo:line-height="115%" fo:keep-together="always" style:page-number="auto" fo:break-before="auto" fo:break-after="auto" fo:background-color="transparent" style:shadow="none" fo:keep-with-next="always" style:writing-mode="lr-tb">
        <style:tab-stops/>
        <style:background-image/>
      </style:paragraph-properties>
      <style:text-properties style:font-name="Arial" fo:font-family="Arial"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style:font-size-complex="16pt"/>
    </style:style>
    <style:style style:name="Heading_20_2" style:display-name="Heading 2" style:family="paragraph" style:parent-style-name="Standard" style:next-style-name="Text_20_body" style:default-outline-level="2" style:class="text">
      <style:paragraph-properties fo:margin-top="0.139in" fo:margin-bottom="0in" style:contextual-spacing="false" fo:line-height="115%" fo:keep-together="always" fo:break-before="auto" fo:break-after="auto" fo:keep-with-next="always" text:number-lines="true" text:line-number="0" style:writing-mode="lr-tb"/>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11in" fo:margin-bottom="0in" style:contextual-spacing="false" fo:line-height="115%" fo:keep-together="always" fo:break-before="auto" fo:break-after="auto" fo:keep-with-next="always" style:writing-mode="lr-tb"/>
      <style:text-properties fo:color="#666666"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111in" fo:margin-bottom="0in" style:contextual-spacing="false" fo:line-height="115%" fo:keep-together="always" fo:break-before="auto" fo:break-after="auto" fo:keep-with-next="always" style:writing-mode="lr-tb"/>
      <style:text-properties fo:color="#666666" style:font-name="Arial" fo:font-family="Arial" style:font-family-generic="swiss" style:font-pitch="variable" fo:font-size="11pt" style:text-underline-style="solid" style:text-underline-width="auto" style:text-underline-color="font-color"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Arial" fo:font-family="Arial" style:font-family-generic="swiss" style:font-pitch="variable" fo:font-size="21pt" style:font-name-asian="Arial" style:font-family-asian="Arial" style:font-family-generic-asian="swiss" style:font-pitch-asian="variable" style:font-size-asian="21pt" style:font-name-complex="Arial" style:font-family-complex="Arial" style:font-family-generic-complex="swiss" style:font-pitch-complex="variable"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Arial" fo:font-family="Arial" style:font-family-generic="swiss" style:font-pitch="variable" fo:font-size="13pt" fo:font-style="italic" style:font-name-asian="Arial" style:font-family-asian="Arial" style:font-family-generic-asian="swiss" style:font-pitch-asian="variable" style:font-size-asian="13pt" style:font-style-asian="italic" style:font-name-complex="Arial" style:font-family-complex="Arial" style:font-family-generic-complex="swiss" style:font-pitch-complex="variable" style:font-size-complex="13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suffix="  "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suffix="  "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suffix="  "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suffix="  "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suffix="  "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suffix="  "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
    <meta:initial-creator/>
    <meta:editing-cycles>38</meta:editing-cycles>
    <dc:date>2014-10-31T11:07:04.296838586</dc:date>
    <meta:editing-duration>P10DT4H32M6S</meta:editing-duration>
    <dc:creator>Larry Fenske</dc:creator>
    <meta:document-statistic meta:table-count="9" meta:image-count="0" meta:object-count="0" meta:page-count="9" meta:paragraph-count="293" meta:word-count="2212" meta:character-count="12975" meta:non-whitespace-character-count="10889"/>
  </office:meta>
</office:document-meta>
</file>